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9pt" style:font-size-asian="9pt" style:font-size-complex="9pt"/>
    </style:style>
    <style:style style:name="P2" style:family="paragraph" style:parent-style-name="Standard">
      <style:text-properties style:font-name="DejaVu Sans" fo:font-size="9pt" style:font-size-asian="9pt" style:font-size-complex="9pt"/>
    </style:style>
    <style:style style:name="P3" style:family="paragraph" style:parent-style-name="Standard">
      <style:text-properties style:font-name="DejaVu Sans" fo:font-size="9pt" officeooo:rsid="0002f832" officeooo:paragraph-rsid="0002f832" style:font-size-asian="9pt" style:font-size-complex="9pt"/>
    </style:style>
    <style:style style:name="P4" style:family="paragraph" style:parent-style-name="Standard">
      <style:text-properties style:font-name="DejaVu Sans" fo:font-size="9pt" officeooo:paragraph-rsid="0004ae8d" style:font-size-asian="9pt" style:font-size-complex="9pt"/>
    </style:style>
    <style:style style:name="P5" style:family="paragraph" style:parent-style-name="Standard">
      <style:text-properties style:font-name="DejaVu Sans" fo:font-size="9pt" fo:font-weight="bold" officeooo:rsid="0002f832" officeooo:paragraph-rsid="0002f832" style:font-size-asian="9pt" style:font-weight-asian="bold" style:font-size-complex="9pt" style:font-weight-complex="bold"/>
    </style:style>
    <style:style style:name="P6" style:family="paragraph" style:parent-style-name="Standard">
      <style:text-properties fo:color="#ce181e" style:font-name="DejaVu Sans" fo:font-size="12pt" fo:font-weight="bold" officeooo:rsid="0002f832" officeooo:paragraph-rsid="0002f832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monospace" fo:font-size="9pt" style:font-size-asian="9pt" style:font-size-complex="9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monospace" fo:font-size="9pt" style:font-size-asian="9pt" style:font-size-complex="9pt"/>
    </style:style>
    <style:style style:name="P9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monospace" fo:font-size="9pt" style:font-size-asian="9pt" style:font-size-complex="9pt"/>
    </style:style>
    <style:style style:name="P10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monospace" fo:font-size="9pt" officeooo:rsid="0002f832" officeooo:paragraph-rsid="0002f832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monospace" fo:font-size="9pt" officeooo:rsid="0002f832" officeooo:paragraph-rsid="0002f832" style:font-size-asian="9pt" style:font-size-complex="9pt"/>
    </style:style>
    <style:style style:name="P12" style:family="paragraph">
      <loext:graphic-properties draw:fill="none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2f832"/>
    </style:style>
    <style:style style:name="T4" style:family="text">
      <style:text-properties fo:color="#54ff54" fo:font-weight="bold" fo:background-color="#ffffff" loext:char-shading-value="0"/>
    </style:style>
    <style:style style:name="T5" style:family="text">
      <style:text-properties fo:font-weight="bold" officeooo:rsid="0004ae8d" style:font-weight-asian="bold" style:font-weight-complex="bold"/>
    </style:style>
    <style:style style:name="T6" style:family="text">
      <style:text-properties fo:color="#ff5454" fo:font-weight="bold" fo:background-color="#ffffff" loext:char-shading-value="0"/>
    </style:style>
    <style:style style:name="T7" style:family="text">
      <style:text-properties fo:color="#ff5454" fo:font-weight="bold" officeooo:rsid="0004ae8d" fo:background-color="#ffffff" loext:char-shading-value="0"/>
    </style:style>
    <style:style style:name="T8" style:family="text">
      <style:text-properties fo:color="#ff5454" style:font-name="monospace" fo:font-weight="bold" officeooo:rsid="0002f832" fo:background-color="#ffffff" loext:char-shading-value="0"/>
    </style:style>
    <style:style style:name="T9" style:family="text">
      <style:text-properties fo:color="#ff5454" style:font-name="monospace" fo:font-weight="bold" officeooo:rsid="0004ae8d" fo:background-color="#ffffff" loext:char-shading-value="0"/>
    </style:style>
    <style:style style:name="T10" style:family="text">
      <style:text-properties officeooo:rsid="0004ae8d"/>
    </style:style>
    <style:style style:name="gr1" style:family="graphic">
      <style:graphic-properties draw:stroke="dash" draw:stroke-dash="Fine_20_Dashed" draw:fill="none" draw:textarea-horizontal-align="justify" draw:textarea-vertical-align="middle" draw:auto-grow-height="false" fo:min-height="0.548in" fo:min-width="4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6016in" fo:min-width="4.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A. SRTF</text:span></text:p>
      <text:p text:style-name="P5"><text:span text:style-name="T1">1. 3 lần add process vào thời điểm 2-3 đều không nhận.</text:span></text:p>
      <text:p text:style-name="P3"><text:span text:style-name="T1">Lần 1 và 3: bấm số “2” và nhấn ENTER tại thời điểm 2-3<text:line-break/>Lần 2 <text:s text:c="7"/>: bấm số “2” trước và nhấn ENTER tại thời điểm 2-3</text:span></text:p>
      <text:p text:style-name="P3"><text:span text:style-name="T1"/></text:p>
      <text:p text:style-name="P7"><text:span text:style-name="T1">$ ./srtf  </text:span><text:line-break/>WARNING: use default input file: Success <text:line-break/>WARNING: use default output file: Success <text:line-break/>Time  0- 1 Proccess     0  <text:line-break/>Time  1- 2 Proccess     0  <text:line-break/>Time  2- 3 Proccess     1  <text:line-break/>2 <text:line-break/>Time  3- 4 Proccess     1  <text:line-break/>Time  4- 5 Proccess     2  <text:line-break/>Time     5 Proccess     2 end <text:line-break/>Time  5- 6 Proccess     1  <text:line-break/>Time  6- 7 Proccess     1  <text:line-break/>Time     7 Proccess     1 end <text:line-break/>Time  7- 8 Proccess     3  <text:line-break/>Time  8- 9 Proccess     3  <text:line-break/>Time  9-10 Proccess     3  <text:line-break/>Time 10-11 Proccess     3  <text:line-break/>Time    11 Proccess     3 end <text:line-break/>Time 11-12 Proccess     0  <text:line-break/>Time 12-13 Proccess     0  <text:line-break/>Time 13-14 Proccess     0  <text:line-break/>Time 14-15 Proccess     0  <text:line-break/>Time 15-16 Proccess     0  <text:line-break/>Time    16 Proccess     0 end <text:line-break/>Finish <text:line-break/>Process  0 start     0 end    2 <text:line-break/>Process  0 start    11 end   16 <text:line-break/>Process  1 start     2 end    4 <text:line-break/>Process  1 start     5 end    7 <text:line-break/>Process  2 start     4 end    5 <text:line-break/>Process  3 start     7 end   11<text:line-break/></text:p>
      <text:p text:style-name="P1"><text:span text:style-name="T1">******************************************************************</text:span></text:p>
      <text:p text:style-name="P7"><text:span text:style-name="T1">Time  0- 1 Proccess     0  </text:span><text:line-break/>2 Time  1- 2 Proccess     0  <text:line-break/>Time  2- 3 Proccess     1  <text:line-break/><text:line-break/>Time  3- 4 Proccess     1  <text:line-break/>Time  4- 5 Proccess     2  <text:line-break/>Time     5 Proccess     2 end <text:line-break/>Time  5- 6 Proccess     1  <text:line-break/>Time  6- 7 Proccess     1  <text:line-break/>Time     7 Proccess     1 end <text:line-break/>Time  7- 8 Proccess     3  <text:line-break/>Time  8- 9 Proccess     3  <text:line-break/>Time  9-10 Proccess     3  <text:line-break/>Time 10-11 Proccess     3  <text:line-break/>Time    11 Proccess     3 end <text:line-break/>Time 11-12 Proccess     0  <text:line-break/>Time 12-13 Proccess     0  <text:line-break/>Time 13-14 Proccess     0  <text:line-break/>Time 14-15 Proccess     0  <text:line-break/>Time 15-16 Proccess     0  <text:line-break/>Time    16 Proccess     0 end <text:line-break/>Finish <text:line-break/>Process  0 start     0 end    2 <text:line-break/>Process  0 start    11 end   16 <text:line-break/>Process  1 start     2 end    4 <text:line-break/>Process  1 start     5 end    7 <text:line-break/>Process  2 start     4 end    5 <text:line-break/>Process  3 start     7 end   11<text:line-break/>**************************************************************</text:p>
      <text:p text:style-name="P7"><text:span text:style-name="T1">Time  0- 1 Proccess     0  </text:span><text:line-break/>Time  1- 2 Proccess     0  <text:line-break/><text:soft-page-break/>Time  2- 3 Proccess     1  <text:line-break/>2 <text:line-break/>Time  3- 4 Proccess     1  <text:line-break/>Time  4- 5 Proccess     2  <text:line-break/>Time     5 Proccess     2 end <text:line-break/>Time  5- 6 Proccess     1  <text:line-break/>Time  6- 7 Proccess     1  <text:line-break/>Time     7 Proccess     1 end <text:line-break/>Time  7- 8 Proccess     3  <text:line-break/>Time  8- 9 Proccess     3  <text:line-break/>Time  9-10 Proccess     3  <text:line-break/>Time 10-11 Proccess     3  <text:line-break/>Time    11 Proccess     3 end <text:line-break/>Time 11-12 Proccess     0  <text:line-break/>Time 12-13 Proccess     0  <text:line-break/>Time 13-14 Proccess     0  <text:line-break/>Time 14-15 Proccess     0  <text:line-break/>Time 15-16 Proccess     0  <text:line-break/>Time    16 Proccess     0 end <text:line-break/>Finish <text:line-break/>Process  0 start     0 end    2 <text:line-break/>Process  0 start    11 end   16 <text:line-break/>Process  1 start     2 end    4 <text:line-break/>Process  1 start     5 end    7 <text:line-break/>Process  2 start     4 end    5 <text:line-break/>Process  3 start     7 end   11<text:line-break/></text:p>
      <text:p text:style-name="P2">2. <text:span text:style-name="T3">Add process mới vào các thời điểm<text:line-break/>Lần 1: Nhấn “4” và nhấn ENTER tại thời điểm 3-4</text:span></text:p>
      <text:p text:style-name="P2">Lần 2: Nhấn “4” ban đầu và ENTER tại thời điểm <text:span text:style-name="T3">3-4</text:span></text:p>
      <text:p text:style-name="P4">Lần 3: Nhấn ”4” và ENTER ngay lập tức tạ các thời điểm <text:span text:style-name="T10">3-4, 5-6 và 8-9 =&gt; hiện tượng: số “4” không nhận tại thời điểm 5-6 và 8-9: </text:span><text:span text:style-name="T5">Bằng chứng</text:span><text:span text:style-name="T10">: hiện thêm 2 dòng mới của </text:span><text:span text:style-name="T5">Terminal</text:span><text:span text:style-name="T10"> tai thời gian <text:s/></text:span><text:span text:style-name="T8">9:18:58 </text:span><text:span text:style-name="T7">(được nhấn mạnh bằng khung xanh bao quanh)</text:span></text:p>
      <text:p text:style-name="P4"><text:span text:style-name="T8"/></text:p>
      <text:p text:style-name="P11"><text:span text:style-name="T1">WARNING: use default input file: Success </text:span><text:line-break/>WARNING: use default output file: Success <text:line-break/>Time  0- 1 Proccess     0  <text:line-break/>Time  1- 2 Proccess     0  <text:line-break/>Time  2- 3 Proccess     1  <text:line-break/>Time  3- 4 Proccess     1  <text:line-break/>4 <text:line-break/>Time  4- 5 Proccess     2  <text:line-break/>Time     5 Proccess     2 end <text:line-break/>Time  5- 6 Proccess     1  <text:line-break/>Time  6- 7 Proccess     1  <text:line-break/>Time     7 Proccess     1 end <text:line-break/>Time  7- 8 Proccess     3  <text:line-break/>Time  8- 9 Proccess     3  <text:line-break/>Time  9-10 Proccess     3  <text:line-break/>Time 10-11 Proccess     3  <text:line-break/>Time    11 Proccess     3 end <text:line-break/>Time 11-12 Proccess     0  <text:line-break/>Time 12-13 Proccess     0  <text:line-break/>Time 13-14 Proccess     0  <text:line-break/>Time 14-15 Proccess     0  <text:line-break/>Time 15-16 Proccess     0  <text:line-break/>Time    16 Proccess     0 end <text:line-break/>Finish <text:line-break/>Process  0 start     0 end    2 <text:line-break/>Process  0 start    11 end   16 <text:line-break/>Process  1 start     2 end    4 <text:line-break/>Process  1 start     5 end    7 <text:line-break/>Process  2 start     4 end    5 <text:line-break/>Process  3 start     7 end   11<text:line-break/>*********************************************************************</text:p>
      <text:p text:style-name="P10"><text:span text:style-name="T1">Time  0- 1 Proccess     0  </text:span><text:line-break/>4 Time  1- 2 Proccess     0  <text:line-break/>Time  2- 3 Proccess     1  <text:line-break/>Time  3- 4 Proccess     1  <text:line-break/><text:soft-page-break/><text:line-break/>Time  4- 5 Proccess     2  <text:line-break/>Time     5 Proccess     2 end <text:line-break/>Time  5- 6 Proccess     1  <text:line-break/>Time  6- 7 Proccess     1  <text:line-break/>Time     7 Proccess     1 end <text:line-break/>Time  7- 8 Proccess     3  <text:line-break/>Time  8- 9 Proccess     3  <text:line-break/>Time  9-10 Proccess     3  <text:line-break/>Time 10-11 Proccess     3  <text:line-break/>Time    11 Proccess     3 end <text:line-break/>Time 11-12 Proccess     0  <text:line-break/>Time 12-13 Proccess     0  <text:line-break/>Time 13-14 Proccess     0  <text:line-break/>Time 14-15 Proccess     0  <text:line-break/>Time 15-16 Proccess     0  <text:line-break/>Time    16 Proccess     0 end <text:line-break/>Finish <text:line-break/>Process  0 start     0 end    2 <text:line-break/>Process  0 start    11 end   16 <text:line-break/>Process  1 start     2 end    4 <text:line-break/>Process  1 start     5 end    7 <text:line-break/>Process  2 start     4 end    5 <text:line-break/>Process  3 start     7 end   11<text:line-break/>*************************************************************</text:p>
      <text:p text:style-name="P10"><draw:custom-shape text:anchor-type="paragraph" draw:z-index="0" draw:name="Shape1" draw:style-name="gr1" draw:text-style-name="P12" svg:width="4.2862in" svg:height="0.548in" svg:x="0.3874in" svg:y="5.0311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2" svg:width="4.2504in" svg:height="0.6016in" svg:x="0.3992in" svg:y="5.6626in"><text:p/><draw:enhanced-geometry svg:viewBox="0 0 21600 21600" draw:type="rectangle" draw:enhanced-path="M 0 0 L 21600 0 21600 21600 0 21600 0 0 Z N"/></draw:custom-shape><text:span text:style-name="T4">~/3rd year homework/OS/Assignment_2_1/Dat's</text:span><text:span text:style-name="T1"> ⌚ </text:span><text:span text:style-name="T6">9:18:49</text:span><text:span text:style-name="T1"> </text:span><text:line-break/>$ ./srtf <text:line-break/>WARNING: use default input file: Success <text:line-break/>WARNING: use default output file: Success <text:line-break/>Time  0- 1 Proccess     0  <text:line-break/>Time  1- 2 Proccess     0  <text:line-break/>Time  2- 3 Proccess     1  <text:line-break/>Time  3- 4 Proccess     1  <text:line-break/>4 <text:line-break/>Time  4- 5 Proccess     2  <text:line-break/>Time     5 Proccess     2 end <text:line-break/>Time  5- 6 Proccess     1  <text:line-break/>4 <text:line-break/>Time  6- 7 Proccess     1  <text:line-break/>Time     7 Proccess     1 end <text:line-break/>Time  7- 8 Proccess     3  <text:line-break/>4 Time  8- 9 Proccess     3  <text:line-break/><text:line-break/>Time  9-10 Proccess     3  <text:line-break/>Time 10-11 Proccess     3  <text:line-break/>Time    11 Proccess     3 end <text:line-break/>Time 11-12 Proccess     0  <text:line-break/>Time 12-13 Proccess     0  <text:line-break/>Time 13-14 Proccess     0  <text:line-break/>Time 14-15 Proccess     0  <text:line-break/>Time 15-16 Proccess     0  <text:line-break/>Time    16 Proccess     0 end <text:line-break/>Finish <text:line-break/>Process  0 start     0 end    2 <text:line-break/>Process  0 start    11 end   16 <text:line-break/>Process  1 start     2 end    4 <text:line-break/>Process  1 start     5 end    7 <text:line-break/>Process  2 start     4 end    5 <text:line-break/>Process  3 start     7 end   11 <text:line-break/><text:line-break/><text:span text:style-name="T4">~/3rd year homework/OS/Assignment_2_1/Dat's</text:span><text:span text:style-name="T1"> ⌚ </text:span><text:span text:style-name="T6">9:18:58</text:span><text:span text:style-name="T1"> </text:span><text:line-break/>$ 4 <text:line-break/>~ <text:line-break/><text:line-break/><text:span text:style-name="T4">~</text:span><text:span text:style-name="T1"> ⌚ </text:span><text:span text:style-name="T6">9:18:58</text:span><text:span text:style-name="T1"> </text:span><text:line-break/>$ 4 <text:line-break/>~/3rd year homework <text:line-break/><text:line-break/><text:span text:style-name="T4">~/3rd year homework</text:span><text:span text:style-name="T1"> ⌚ </text:span><text:span text:style-name="T6">9:19:10</text:span><text:span text:style-name="T1"> </text:span><text:line-break/><text:soft-page-break/>$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1:43.624008008</meta:creation-date>
    <dc:date>2018-11-08T09:27:24.455447697</dc:date>
    <meta:editing-duration>PT5M10S</meta:editing-duration>
    <meta:editing-cycles>1</meta:editing-cycles>
    <meta:document-statistic meta:table-count="0" meta:image-count="0" meta:object-count="0" meta:page-count="4" meta:paragraph-count="13" meta:word-count="983" meta:character-count="5968" meta:non-whitespace-character-count="3812"/>
    <meta:generator>LibreOffice/6.1.2.1$Linux_X86_64 LibreOffice_project/10$Build-1</meta:generator>
  </office:meta>
</office:document-meta>
</file>